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svg:stroke-color="#ff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762cm" svg:height="0.762cm" svg:x="6.969cm" svg:y="8.23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" draw:id="id1" draw:layer="layout" svg:width="0.762cm" svg:height="0.762cm" svg:x="4.429cm" svg:y="8.239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" draw:id="id3" draw:layer="layout" svg:width="0.762cm" svg:height="0.762cm" svg:x="10.779cm" svg:y="8.239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0.762cm" svg:height="0.762cm" svg:x="13.319cm" svg:y="8.239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5" draw:id="id5" draw:layer="layout" svg:width="0.762cm" svg:height="0.762cm" svg:x="8.874cm" svg:y="4.42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line" svg:x1="5.191cm" svg:y1="8.62cm" svg:x2="6.969cm" svg:y2="8.62cm" draw:start-shape="id1" draw:start-glue-point="10" draw:end-shape="id2" draw:end-glue-point="6" svg:d="M5191 8620h1778" svg:viewBox="0 0 1779 1">
          <text:p/>
        </draw:connector>
        <draw:connector draw:style-name="gr3" draw:text-style-name="P2" draw:layer="layout" draw:type="line" svg:x1="11.541cm" svg:y1="8.62cm" svg:x2="13.319cm" svg:y2="8.62cm" draw:start-shape="id3" draw:start-glue-point="10" draw:end-shape="id4" draw:end-glue-point="6" svg:d="M11541 8620h1778" svg:viewBox="0 0 1779 1">
          <text:p/>
        </draw:connector>
        <draw:connector draw:style-name="gr4" draw:text-style-name="P2" draw:layer="layout" draw:type="line" svg:x1="8.985cm" svg:y1="5.08cm" svg:x2="5.08cm" svg:y2="8.35cm" draw:start-shape="id5" draw:start-glue-point="7" draw:end-shape="id1" draw:end-glue-point="11" svg:d="M8985 5080l-3905 3270" svg:viewBox="0 0 3906 3271">
          <text:p/>
        </draw:connector>
        <draw:connector draw:style-name="gr4" draw:text-style-name="P2" draw:layer="layout" draw:type="line" svg:x1="9.255cm" svg:y1="5.191cm" svg:x2="7.35cm" svg:y2="8.239cm" draw:start-shape="id5" draw:start-glue-point="8" draw:end-shape="id2" draw:end-glue-point="4" svg:d="M9255 5191l-1905 3048" svg:viewBox="0 0 1906 3049">
          <text:p/>
        </draw:connector>
        <draw:connector draw:style-name="gr4" draw:text-style-name="P2" draw:layer="layout" draw:type="line" svg:x1="9.255cm" svg:y1="5.191cm" svg:x2="11.16cm" svg:y2="8.239cm" draw:start-shape="id5" draw:start-glue-point="8" draw:end-shape="id3" draw:end-glue-point="4" svg:d="M9255 5191l1905 3048" svg:viewBox="0 0 1906 3049">
          <text:p/>
        </draw:connector>
        <draw:connector draw:style-name="gr4" draw:text-style-name="P2" draw:layer="layout" draw:type="line" svg:x1="9.525cm" svg:y1="5.08cm" svg:x2="13.43cm" svg:y2="8.35cm" draw:start-shape="id5" draw:start-glue-point="9" draw:end-shape="id4" draw:end-glue-point="5" svg:d="M9525 5080l3905 3270" svg:viewBox="0 0 3906 3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9T13:15:22.362526447</meta:creation-date>
    <dc:date>2015-03-09T13:20:54.795185401</dc:date>
    <meta:editing-duration>P0D</meta:editing-duration>
    <meta:editing-cycles>1</meta:editing-cycles>
    <meta:document-statistic meta:object-count="11"/>
    <meta:generator>LibreOffice/4.2.7.2$Linux_X86_64 LibreOffice_project/420m0$Build-2</meta:generator>
  </office:meta>
</office:document-meta>
</file>